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Unifont" svg:font-family="Unifont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d6371" officeooo:paragraph-rsid="000d6371"/>
    </style:style>
    <style:style style:name="P2" style:family="paragraph" style:parent-style-name="Standard">
      <style:text-properties officeooo:rsid="000d6371" officeooo:paragraph-rsid="000d6371"/>
    </style:style>
    <style:style style:name="P3" style:family="paragraph" style:parent-style-name="Standard">
      <style:text-properties officeooo:rsid="000edfd6" officeooo:paragraph-rsid="000edfd6"/>
    </style:style>
    <style:style style:name="T1" style:family="text">
      <style:text-properties officeooo:rsid="00106b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mmary:</text:p>
      <text:p text:style-name="P2"/>
      <text:p text:style-name="P3">From this lab, I learned about the FAT12 files systems layout <text:span text:style-name="T1">and</text:span> its boot sector and root <text:span text:style-name="T1">directory. As well, I learned to some extent how to parse binary data files (instead of all text) in C to read the Fat12 file system. This was used to obtain the meta data of the FS and then read the metadata of files in the root directory of the FS. 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Unifont" svg:font-family="Unifont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d6371" officeooo:paragraph-rsid="000d637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acob Boicken 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25T04:25:52.704713361</meta:creation-date>
    <dc:date>2022-04-25T06:21:25.653718210</dc:date>
    <meta:editing-duration>PT4M51S</meta:editing-duration>
    <meta:editing-cycles>1</meta:editing-cycles>
    <meta:document-statistic meta:table-count="0" meta:image-count="0" meta:object-count="0" meta:page-count="1" meta:paragraph-count="3" meta:word-count="72" meta:character-count="366" meta:non-whitespace-character-count="295"/>
    <meta:generator>LibreOffice/7.2.1.2$OpenBSD_X86_64 LibreOffice_project/20$Build-2</meta:generator>
  </office:meta>
</office:document-meta>
</file>